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200000280A44D98028AE56CAF.png" manifest:media-type="image/png"/>
  <manifest:file-entry manifest:full-path="Pictures/100000000000099A000007AEC0F7314763701538.jpg" manifest:media-type="image/jpeg"/>
  <manifest:file-entry manifest:full-path="Pictures/10000000000007E6000005EE74F9FAF0D8BF8A8B.jpg" manifest:media-type="image/jpeg"/>
  <manifest:file-entry manifest:full-path="Pictures/10000201000000800000008089292BC538A209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152cm" svg:stroke-color="#99ccff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8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</style:style>
    <style:style style:name="T1" style:family="text">
      <style:text-properties fo:color="#99ccff" fo:font-size="26pt" style:font-size-asian="18pt" style:font-weight-asian="normal" style:font-size-complex="18pt"/>
    </style:style>
    <style:style style:name="T2" style:family="text">
      <style:text-properties fo:color="#99ccff" fo:font-size="24pt" style:font-size-asian="18pt" style:font-weight-asian="normal" style:font-size-complex="18pt"/>
    </style:style>
    <style:style style:name="T3" style:family="text">
      <style:text-properties fo:color="#99ccff" style:font-name="FreeMono" fo:font-size="24pt" fo:font-weight="bold" style:font-size-asian="18pt" style:font-weight-asian="normal" style:font-size-complex="18pt"/>
    </style:style>
    <style:style style:name="T4" style:family="text">
      <style:text-properties fo:color="#99ccff" fo:font-size="2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566cm" svg:height="5.566cm" svg:x="21.082cm" svg:y="1.233cm">
          <draw:image xlink:href="Pictures/10000201000000800000008089292BC538A209F1.png" xlink:type="simple" xlink:show="embed" xlink:actuate="onLoad">
            <text:p/>
          </draw:image>
        </draw:frame>
        <draw:frame draw:style-name="gr2" draw:text-style-name="P2" draw:layer="layout" svg:width="6.511cm" svg:height="4.887cm" svg:x="20.574cm" svg:y="8.829cm">
          <draw:image xlink:href="Pictures/10000000000007E6000005EE74F9FAF0D8BF8A8B.jpg" xlink:type="simple" xlink:show="embed" xlink:actuate="onLoad">
            <text:p/>
          </draw:image>
        </draw:frame>
        <draw:frame draw:style-name="gr2" draw:text-style-name="P2" draw:layer="layout" svg:width="7.034cm" svg:height="5.627cm" svg:x="19.89cm" svg:y="13.551cm">
          <draw:image xlink:href="Pictures/100000000000099A000007AEC0F7314763701538.jpg" xlink:type="simple" xlink:show="embed" xlink:actuate="onLoad">
            <text:p/>
          </draw:image>
        </draw:frame>
        <draw:frame draw:style-name="gr3" draw:text-style-name="P1" draw:layer="layout" svg:width="18.542cm" svg:height="11.749cm" svg:x="1.349cm" svg:y="7.366cm">
          <draw:image xlink:href="Pictures/10000201000003F200000280A44D98028AE56CAF.png" xlink:type="simple" xlink:show="embed" xlink:actuate="onLoad">
            <text:p/>
          </draw:image>
        </draw:frame>
        <draw:frame draw:style-name="gr4" draw:text-style-name="P4" draw:layer="layout" svg:width="19.339cm" svg:height="5.148cm" svg:x="1.016cm" svg:y="1.202cm">
          <draw:text-box>
            <text:p text:style-name="P3"><text:span text:style-name="T1">P11.3</text:span></text:p>
            <text:p text:style-name="P3"><text:span text:style-name="T1">P. L. Lim (STScI) &amp; E. R. Jeschke </text:span><text:span text:style-name="T1">(NAOJ)</text:span></text:p>
            <text:p text:style-name="P3"><text:span text:style-name="T2"/></text:p>
            <text:p text:style-name="P3"><text:span text:style-name="T3">stginga</text:span><text:span text:style-name="T4">: Ginga Plugins for Data Analysis </text:span><text:span text:style-name="T4">and Quality Assurance of HST and JWST </text:span><text:span text:style-name="T4">Science Dat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6:49:38.743169000</meta:creation-date>
    <dc:date>2018-11-01T15:23:05.524364883</dc:date>
    <meta:editing-duration>PT16M8S</meta:editing-duration>
    <meta:editing-cycles>3</meta:editing-cycles>
    <meta:generator>LibreOffice/5.3.6.1$Linux_X86_64 LibreOffice_project/30$Build-1</meta:generator>
    <meta:document-statistic meta:object-count="28"/>
  </office:meta>
</office:document-meta>
</file>